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1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1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1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1" style:text-underline-style="none" fo:font-weight="bold" officeooo:rsid="002c3d87" officeooo:paragraph-rsid="002c3d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officeooo:paragraph-rsid="002c8689"/>
    </style:style>
    <style:style style:name="P20" style:family="paragraph" style:parent-style-name="Standard">
      <style:paragraph-properties fo:text-align="start" style:justify-single-word="false"/>
      <style:text-properties officeooo:paragraph-rsid="002c8689"/>
    </style:style>
    <style:style style:name="P21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30c7" style:font-weight-asian="normal" style:font-name-complex="Calibri2" style:font-weight-complex="normal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1" fo:font-weight="bold" officeooo:rsid="002f86ab" officeooo:paragraph-rsid="002f86ab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430c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351fea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51fea" officeooo:paragraph-rsid="00351fea" style:font-style-asian="normal" style:font-weight-asian="normal" style:font-style-complex="normal" style:font-weight-complex="normal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1"/>
    </style:style>
    <style:style style:name="T8" style:family="text">
      <style:text-properties style:font-name="Calibri1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" style:font-name-complex="Calibri2"/>
    </style:style>
    <style:style style:name="T13" style:family="text">
      <style:text-properties style:font-name="Calibri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style:font-name="Calibri" fo:font-size="12pt" fo:font-style="italic" style:text-underline-style="solid" style:text-underline-width="auto" style:text-underline-color="font-color" fo:font-weight="bold" officeooo:rsid="00351fea" style:font-size-asian="12pt" style:font-style-asian="italic" style:font-weight-asian="bold" style:font-name-complex="Calibri2" style:font-size-complex="12pt" style:font-style-complex="italic" style:font-weight-complex="bold"/>
    </style:style>
    <style:style style:name="T15" style:family="text">
      <style:text-properties style:font-name="Calibri" fo:font-size="12pt" style:font-size-asian="12pt" style:font-name-complex="Calibri2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4">lunes <text:s text:c="6"/><text:span text:style-name="T4"><text:tab/></text:span>16 de marzo <text:tab/>Suspendida libre circulación activos los controles de fronteras </text:p>
      <text:p text:style-name="P23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8">PRACTICA 5: Diario de confinamiento </text:p>
      <text:p text:style-name="P18"/>
      <text:p text:style-name="P20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19"/>
      <text:p text:style-name="P16"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1"><text:soft-page-break/>Miguel Moreno Jurado</text:p>
      <text:p text:style-name="P21"/>
      <text:p text:style-name="P22">23/03/20</text:p>
      <text:p text:style-name="P22"/>
      <text:p text:style-name="P22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2"/>
      <text:p text:style-name="P22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2"/>
      <text:p text:style-name="P25"><text:span text:style-name="T12">Abrazos a todos. </text:span><text:span text:style-name="T13">Menor que tres.</text:span></text:p>
      <text:p text:style-name="P25"><text:span text:style-name="T13"/></text:p>
      <text:p text:style-name="P26"><text:span text:style-name="T14">Álvaro Carvajal Guerra</text:span></text:p>
      <text:p text:style-name="P26"><text:span text:style-name="T14"/></text:p>
      <text:p text:style-name="P27"><text:span text:style-name="T15">31/03/20</text:span></text:p>
      <text:p text:style-name="P27"><text:span text:style-name="T15"/></text:p>
      <text:p text:style-name="P27"><text:span text:style-name="T15">Por fin! Después de mucho sufrimiento (y retraso), creo que estoy pillando ésto del Git. Seguramente me falten por saber mil cosas, pero poquito a poco.</text:span></text:p>
      <text:p text:style-name="P27"><text:span text:style-name="T15"/></text:p>
      <text:p text:style-name="P27"><text:span text:style-name="T15">El confinamiento está siendo algo más difícil de lo que pensé. Soy una persona acostumbrada al auto-enclaustramiento, pero es otra cosa diferente si te viene impuesto de fuera, y mucho más teniendo en cuenta las circunstancias de preocupación. Pero a pesar de que esté siendo estresante y me sea terriblemente difícil concentrarme para estudiar/hacer tareas en mi casa, llegará un día en que todo esto acabe y volvamos al instituto y podamos vernos las caras al fin. Se echa de menos a todo el mundo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31T21:16:05.967000000</dc:date>
    <meta:editing-duration>PT1H51M46S</meta:editing-duration>
    <meta:editing-cycles>14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1" meta:word-count="634" meta:character-count="3961" meta:non-whitespace-character-count="3316"/>
  </office:meta>
</office:document-meta>
</file>